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nb" fo:country="NO" officeooo:rsid="000202aa" officeooo:paragraph-rsid="000202a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20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rettslag(<text:span text:style-name="T1">id_nr</text:span>, navn, etablering)</text:p>
      <text:p text:style-name="P1"/>
      <text:p text:style-name="P1">Adresser(<text:span text:style-name="T1">adresse</text:span>, postnr)</text:p>
      <text:p text:style-name="P1"/>
      <text:p text:style-name="P1">Bygninger(<text:span text:style-name="T1">byggid</text:span>, <text:span text:style-name="T2">ant_etasjer, <text:s/>ant_leil, bl_id*, adresse*</text:span>)</text:p>
      <text:p text:style-name="P1"/>
      <text:p text:style-name="P1">Leiligheter(<text:span text:style-name="T1">leilighetsnr</text:span>, <text:span text:style-name="T2">ant_rom, ant_m2, etasje, byggid*</text:span>)</text:p>
      <text:p text:style-name="P1"/>
      <text:p text:style-name="P1">Medlem(<text:span text:style-name="T1">medlemsnr</text:span>, fornavn, etternavn, <text:span text:style-name="T2">leilighetsnr*</text:span>)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9:19:23.715721885</meta:creation-date>
    <meta:editing-duration>PT2H18M23S</meta:editing-duration>
    <meta:editing-cycles>4</meta:editing-cycles>
    <meta:generator>LibreOffice/6.0.7.3$Linux_X86_64 LibreOffice_project/00m0$Build-3</meta:generator>
    <dc:date>2019-01-28T22:57:02.701295813</dc:date>
    <meta:document-statistic meta:table-count="0" meta:image-count="0" meta:object-count="0" meta:page-count="1" meta:paragraph-count="5" meta:word-count="19" meta:character-count="230" meta:non-whitespace-character-count="215"/>
  </office:meta>
</office:document-meta>
</file>